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04c" officeooo:paragraph-rsid="00171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GitHu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7:52:27.866000000</meta:creation-date>
    <dc:date>2023-10-23T07:53:01.855000000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4.1.2$Windows_X86_64 LibreOffice_project/3c58a8f3a960df8bc8fd77b461821e42c061c5f0</meta:generator>
  </office:meta>
</office:document-meta>
</file>